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rsid="00188280" officeooo:paragraph-rsid="00188280"/>
    </style:style>
    <style:style style:name="P3" style:family="paragraph" style:parent-style-name="Text_20_body">
      <style:text-properties officeooo:rsid="0021b302" officeooo:paragraph-rsid="0021b302"/>
    </style:style>
    <style:style style:name="P4" style:family="paragraph" style:parent-style-name="Heading_20_2">
      <style:text-properties officeooo:rsid="00188280" officeooo:paragraph-rsid="00188280"/>
    </style:style>
    <style:style style:name="P5" style:family="paragraph" style:parent-style-name="Heading_20_2">
      <style:text-properties officeooo:rsid="00188280" officeooo:paragraph-rsid="0021b302"/>
    </style:style>
    <style:style style:name="P6" style:family="paragraph" style:parent-style-name="Standard">
      <style:text-properties officeooo:paragraph-rsid="00220d60"/>
    </style:style>
    <style:style style:name="P7" style:family="paragraph" style:parent-style-name="Standard">
      <style:text-properties officeooo:paragraph-rsid="00220d60"/>
    </style:style>
    <style:style style:name="T1" style:family="text">
      <style:text-properties officeooo:rsid="00188280"/>
    </style:style>
    <style:style style:name="T2" style:family="text">
      <style:text-properties officeooo:rsid="00189764"/>
    </style:style>
    <style:style style:name="T3" style:family="text">
      <style:text-properties officeooo:rsid="0021b302"/>
    </style:style>
    <style:style style:name="T4" style:family="text">
      <style:text-properties officeooo:rsid="000ac88f"/>
    </style:style>
    <style:style style:name="T5" style:family="text">
      <style:text-properties officeooo:rsid="0022a930"/>
    </style:style>
    <style:style style:name="T6" style:family="text">
      <style:text-properties officeooo:rsid="002306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rms of Use</text:p>
      <text:h text:style-name="Heading_20_2" text:outline-level="2">Trademarks</text:h>
      <text:p text:style-name="Text_20_body"><text:span text:style-name="T1">Speedy Framework</text:span> logo and name are trademarks of <text:span text:style-name="T1">Harezmi IT Solutions Inc.</text:span> All other trademarks are property of their respective owners.</text:p>
      <text:h text:style-name="Heading_20_2" text:outline-level="2">Website</text:h>
      <text:p text:style-name="P1"><text:span text:style-name="T1">Harezmi IT Solutions Inc.</text:span> makes no representations about the suitability of the information contained in the documents and related graphics published on this web site for any purpose. All such documents and related graphics are provided "as is" without warranty of any kind.</text:p>
      <text:p text:style-name="Text_20_body">Changes are periodically made to the information contained in this web site, which may be incorporated in new editions of the web site without prior notice.</text:p>
      <text:p text:style-name="Text_20_body"><text:span text:style-name="T1">Harezmi IT Solutions Inc.</text:span> reserves the right to improve, change, or discontinue the product(s) and service(s) described on this web site at any time.</text:p>
      <text:h text:style-name="Heading_20_2" text:outline-level="2">Privacy Policy</text:h>
      <text:p text:style-name="Text_20_body">The privacy policy for this website can be found by <text:span text:style-name="T2">this </text:span><text:a xlink:type="simple" xlink:href="http://www.speedyframework.com/legal/Privacy_Policy.html" text:style-name="Internet_20_link" text:visited-style-name="Visited_20_Internet_20_Link"><text:span text:style-name="T2">link</text:span></text:a>.</text:p>
      <text:h text:style-name="P4" text:outline-level="2"><text:span text:style-name="T1">Speedy Framework</text:span> <text:span text:style-name="T3">Community Edition</text:span></text:h>
      <text:p text:style-name="Text_20_body"><text:span text:style-name="T1">Speedy Framework</text:span> <text:span text:style-name="T3">Community Edition software available from this website </text:span>is distributed on the terms of the <text:a xlink:type="simple" xlink:href="http://www.speedyframework.com/legal/apache_20_license.txt" text:style-name="Internet_20_link" text:visited-style-name="Visited_20_Internet_20_Link">Apache 2.0 </text:a><text:a xlink:type="simple" xlink:href="http://www.speedyframework.com/legal/apache_20_license.txt" text:style-name="Internet_20_link" text:visited-style-name="Visited_20_Internet_20_Link"><text:span text:style-name="T5">L</text:span></text:a><text:a xlink:type="simple" xlink:href="http://www.speedyframework.com/legal/apache_20_license.txt" text:style-name="Internet_20_link" text:visited-style-name="Visited_20_Internet_20_Link">icense</text:a>.</text:p>
      <text:h text:style-name="P5" text:outline-level="2">Speedy Framework <text:span text:style-name="T3">Professional Edition</text:span></text:h>
      <text:p text:style-name="P3">Speedy Framework Professional Edition software are governed by the terms of the <text:a xlink:type="simple" xlink:href="http://www.speedyframework.com/legal/Commercial_Speedy_License.html" text:style-name="Internet_20_link" text:visited-style-name="Visited_20_Internet_20_Link">Commercial </text:a><text:a xlink:type="simple" xlink:href="http://www.speedyframework.com/legal/Commercial_Speedy_License.html" text:style-name="Internet_20_link" text:visited-style-name="Visited_20_Internet_20_Link"><text:span text:style-name="T5">Speedy</text:span></text:a><text:a xlink:type="simple" xlink:href="http://www.speedyframework.com/legal/Commercial_Speedy_License.html" text:style-name="Internet_20_link" text:visited-style-name="Visited_20_Internet_20_Link"> License Agreement</text:a> which you must accept before proceeding to download or using the software.</text:p>
      <text:h text:style-name="Heading_20_2" text:outline-level="2">Third Party Libraries</text:h>
      <text:p text:style-name="P2">Information about third party libraries, used in Speedy Framework software can be found by this <text:a xlink:type="simple" xlink:href="http://www.speedyframework.com/legal/third_party_licenses.txt" text:style-name="Internet_20_link" text:visited-style-name="Visited_20_Internet_20_Link">link</text:a>.</text:p>
      <text:h text:style-name="Heading_20_2" text:outline-level="2">Services</text:h>
      <text:p text:style-name="Text_20_body">The consultancy and training services, provided by <text:span text:style-name="T1">Harezmi IT Solutions Inc.</text:span> via this website are governed by the terms of the<text:span text:style-name="T2"> </text:span><text:a xlink:type="simple" xlink:href="http://www.speedyframework.com/legal/Services_Agreement.html" text:style-name="Internet_20_link" text:visited-style-name="Visited_20_Internet_20_Link"><text:span text:style-name="T2">Services Agreement</text:span></text:a>.</text:p>
      <text:h text:style-name="Heading_20_2" text:outline-level="2"><text:soft-page-break/>Refunds Policy</text:h>
      <text:p text:style-name="P6"><text:span text:style-name="T4">Speedy Framework Professional Edition</text:span> come with a 30 day money-back guarantee. If you for any reason wish to cancel your <text:span text:style-name="T4">purchase</text:span> within 30 days from the beginning of the <text:span text:style-name="T4">purchase</text:span> period, contact us and we will refund the fee.</text:p>
      <text:h text:style-name="Heading_20_2" text:outline-level="2">Delivery Policy</text:h>
      <text:h text:style-name="Heading_20_3" text:outline-level="3"><text:span text:style-name="T1">Speedy Framework Professional Edition</text:span> License Keys</text:h>
      <text:p text:style-name="Text_20_body">Upon receipt of your order, you will receive an e-mail from us with <text:span text:style-name="T1">Speedy Framework Professional Edition</text:span> license key(s) and instructions on how to apply them. If you receive an e-mail from us with the license key(s), the receipt by you of the e-mail will constitute delivery by us to you of the item(s) you purchased. In case you do not receive an e-mail from with the license key(s), you must contact us within 5 days from the date of your order. If you do not contact us within 5 days from the date of your order, the item(s) you purchased will be considered received, downloaded and delivered to you.</text:p>
      <text:h text:style-name="Heading_20_3" text:outline-level="3">Services</text:h>
      <text:p text:style-name="Text_20_body">Upon receipt of your order, the services will be performed to you in accordance with the terms applicable to the services that you purchased. The nature of the services you purchased and the date of your purchase may impact the timing of performance of the services. The services will be deemed to be successfully delivered to you upon performance of the services.</text:p>
      <text:h text:style-name="Heading_20_3" text:outline-level="3">Invoicing</text:h>
      <text:p text:style-name="P6"><text:span text:style-name="T4">Purchases are invoiced upon order. Value added tax shall be included in the fees in accordance with the current regul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8:20:06.511958138</meta:creation-date>
    <dc:date>2019-05-06T15:51:51.812996747</dc:date>
    <meta:editing-duration>PT3H25M59S</meta:editing-duration>
    <meta:editing-cycles>16</meta:editing-cycles>
    <meta:generator>LibreOffice/5.1.6.2$Linux_X86_64 LibreOffice_project/10m0$Build-2</meta:generator>
    <dc:title>Terms of Use</dc:title>
    <meta:document-statistic meta:table-count="0" meta:image-count="0" meta:object-count="0" meta:page-count="2" meta:paragraph-count="26" meta:word-count="474" meta:character-count="2897" meta:non-whitespace-character-count="2449"/>
  </office:meta>
</office:document-meta>
</file>